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TypeLoaderException.SchemaTypeLoaderException( String message , String name , String handle , in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TypeLoaderException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LoaderException.SchemaTypeLoaderException( String message , String name , String handle , int code , 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